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10ExpressionCompilerImpl.setCompilerContext( CompilerContext compil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10ExpressionCompilerImpl.doJaxenCompile( OXPath10Expression out , Expression 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Path10ExpressionCompilerImpl.XPath10ExpressionCompilerImpl( String bpelNs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10ExpressionCompilerImpl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